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9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6.1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61">
      <style:table-cell-properties fo:border="0.06pt solid #000000"/>
    </style:style>
    <style:style style:name="ce9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6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EntriesDef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row table:style-name="ro1">
          <table:table-cell table:style-name="ce9" office:value-type="string" calcext:value-type="string">
            <text:p>Running Out of Mutations – d evolution</text:p>
          </table:table-cell>
          <table:table-cell table:style-name="ce9" office:value-type="string" calcext:value-type="string">
            <text:p>Example of Value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rth term – absolute fitness</text:p>
          </table:table-cell>
        </table:table-row>
        <table:table-row table:style-name="ro1">
          <table:table-cell office:value-type="string" calcext:value-type="string">
            <text:p>dOp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optimal genotype death term – absolute fitnes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Max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57133333333333" calcext:value-type="float">
            <text:p>0.057133333333333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Running Out of Mutations – b evolution</text:p>
          </table:table-cell>
          <table:table-cell table:style-name="ce9" office:value-type="string" calcext:value-type="string">
            <text:p>Example of Value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ath term – absolute fitness</text:p>
          </table:table-cell>
        </table:table-row>
        <table:table-row table:style-name="ro1">
          <table:table-cell office:value-type="string" calcext:value-type="string">
            <text:p>b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ptimal genotype birth term – absolute fitnes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Max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57133333333333" calcext:value-type="float">
            <text:p>0.057133333333333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Diminishing Returns Epistasis – d evolution</text:p>
          </table:table-cell>
          <table:table-cell table:style-name="ce9" office:value-type="string" calcext:value-type="string">
            <text:p>Example of Value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term – absolute fitness</text:p>
          </table:table-cell>
        </table:table-row>
        <table:table-row table:style-name="ro1">
          <table:table-cell office:value-type="string" calcext:value-type="string">
            <text:p>dOp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optimal genotype birth term – absolute fitness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iMax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x number of states</text:p>
          </table:table-cell>
        </table:table-row>
        <table:table-row table:style-name="ro1">
          <table:table-cell office:value-type="string" calcext:value-type="string">
            <text:p>jSt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ffset for CDF in selection of DRE states, jStart must be greater than 1.</text:p>
          </table:table-cell>
        </table:table-row>
        <table:table-row table:style-name="ro1">
          <table:table-cell office:value-type="string" calcext:value-type="string">
            <text:p>cdfO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to select cdf for choice of DRE shape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Diminishing Returns Epistasis – b evolution</text:p>
          </table:table-cell>
          <table:table-cell table:style-name="ce11" office:value-type="string" calcext:value-type="string">
            <text:p>Example of Valu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ath term – absolute fitness</text:p>
          </table:table-cell>
        </table:table-row>
        <table:table-row table:style-name="ro1">
          <table:table-cell office:value-type="string" calcext:value-type="string">
            <text:p>b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ptimal genotype birth term – absolute fitness</text:p>
          </table:table-cell>
        </table:table-row>
        <table:table-row table:style-name="ro1">
          <table:table-cell office:value-type="string" calcext:value-type="string">
            <text:p>sa_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table:style-name="ce12" office:value-type="float" office:value="0.000005" calcext:value-type="float">
            <text:p>5.00E-06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table:style-name="ce12" office:value-type="float" office:value="0.000005" calcext:value-type="float">
            <text:p>5.00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table:style-name="ce12" office:value-type="float" office:value="0.000005" calcext:value-type="float">
            <text:p>5.00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table:style-name="ce12" office:value-type="float" office:value="0.000005" calcext:value-type="float">
            <text:p>5.00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iMax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x number of states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geometric decay factor for DRE</text:p>
          </table:table-cell>
        </table:table-row>
        <table:table-row table:style-name="ro1">
          <table:table-cell office:value-type="string" calcext:value-type="string">
            <text:p>DreM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on to select state space definition: 1. linear, 2. delta_b scaled by sa_0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7">00/00/0000</text:date>, <text:time style:data-style-name="N2" text:time-value="23:44:02.1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4-07-27T23:44:18.008000000</dc:date>
    <meta:editing-duration>P14DT24M29S</meta:editing-duration>
    <meta:editing-cycles>17</meta:editing-cycles>
    <meta:document-statistic meta:table-count="1" meta:cell-count="186" meta:object-count="0"/>
  </office:meta>
</office:document-meta>
</file>